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ahoma" svg:font-family="Tahoma, Arial, Helvetica, sans-serif"/>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officeooo:rsid="0013f835" officeooo:paragraph-rsid="0013f835"/>
    </style:style>
    <style:style style:name="P2" style:family="paragraph" style:parent-style-name="Text_20_body">
      <style:text-properties fo:font-variant="normal" fo:text-transform="none" fo:color="#444444" style:font-name="Tahoma" fo:font-size="7.80000019073486pt" fo:letter-spacing="normal" fo:font-style="normal" fo:font-weight="normal" officeooo:rsid="0013f835" officeooo:paragraph-rsid="0013f835" fo:background-color="#ffffff" loext:padding-left="0in" loext:padding-right="0in" loext:padding-top="0.0193in" loext:padding-bottom="0in" loext:border-left="none" loext:border-right="none" loext:border-top="0.06pt solid #f4f2f2" loext:border-bottom="none"/>
    </style:style>
    <style:style style:name="P3" style:family="paragraph" style:parent-style-name="Text_20_body">
      <style:text-properties fo:font-variant="normal" fo:text-transform="none" fo:color="#444444" style:font-name="Tahoma" fo:font-size="7.80000019073486pt" fo:letter-spacing="normal" fo:font-style="normal" fo:font-weight="bold" officeooo:rsid="0013f835" officeooo:paragraph-rsid="0013f835" fo:background-color="#ffffff" style:font-weight-asian="bold" style:font-weight-complex="bold" loext:padding-left="0in" loext:padding-right="0in" loext:padding-top="0.0193in" loext:padding-bottom="0in" loext:border-left="none" loext:border-right="none" loext:border-top="0.06pt solid #f4f2f2" loext:border-bottom="none"/>
    </style:style>
    <style:style style:name="P4" style:family="paragraph" style:parent-style-name="Text_20_body">
      <style:text-properties officeooo:paragraph-rsid="001fe1d3"/>
    </style:style>
    <style:style style:name="P5" style:family="paragraph" style:parent-style-name="Text_20_body">
      <style:text-properties fo:font-weight="bold" officeooo:rsid="003aac7a" officeooo:paragraph-rsid="003aac7a" style:font-weight-asian="bold" style:font-weight-complex="bold"/>
    </style:style>
    <style:style style:name="P6" style:family="paragraph" style:parent-style-name="Text_20_body">
      <style:text-properties fo:font-weight="bold" officeooo:rsid="003dfd1f" officeooo:paragraph-rsid="003dfd1f" style:font-weight-asian="bold" style:font-weight-complex="bold"/>
    </style:style>
    <style:style style:name="P7" style:family="paragraph" style:parent-style-name="Text_20_body">
      <style:text-properties officeooo:paragraph-rsid="0029dc24"/>
    </style:style>
    <style:style style:name="P8" style:family="paragraph" style:parent-style-name="Text_20_body">
      <style:text-properties officeooo:paragraph-rsid="00380eff"/>
    </style:style>
    <style:style style:name="P9" style:family="paragraph" style:parent-style-name="Text_20_body">
      <style:text-properties officeooo:paragraph-rsid="00392bda"/>
    </style:style>
    <style:style style:name="P10" style:family="paragraph" style:parent-style-name="Text_20_body">
      <style:text-properties officeooo:paragraph-rsid="003aac7a"/>
    </style:style>
    <style:style style:name="P11"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font-variant="normal" fo:text-transform="none" fo:color="#444444" style:font-name="Tahoma" fo:font-size="7.80000019073486pt" fo:letter-spacing="normal" fo:font-style="normal" fo:font-weight="normal" fo:background-color="#ffffff" loext:padding-left="0in" loext:padding-right="0in" loext:padding-top="0.0193in" loext:padding-bottom="0in" loext:border-left="none" loext:border-right="none" loext:border-top="0.06pt solid #f4f2f2" loext:border-bottom="none"/>
    </style:style>
    <style:style style:name="P12" style:family="paragraph" style:parent-style-name="Text_20_body">
      <style:paragraph-properties fo:margin-left="0in" fo:margin-right="0in" fo:margin-top="0in" fo:margin-bottom="0in" loext:contextual-spacing="false" fo:orphans="2" fo:widows="2" fo:text-indent="0in" style:auto-text-indent="false"/>
      <style:text-properties officeooo:rsid="0013f835"/>
    </style:style>
    <style:style style:name="P13" style:family="paragraph" style:parent-style-name="Text_20_body" style:master-page-name="Standard">
      <style:paragraph-properties style:page-number="auto"/>
      <style:text-properties fo:font-variant="normal" fo:text-transform="none" fo:color="#444444" style:font-name="Tahoma" fo:font-size="7.80000019073486pt" fo:letter-spacing="normal" fo:font-style="normal" fo:font-weight="normal" officeooo:rsid="0013f835" officeooo:paragraph-rsid="0013f835" fo:background-color="#ffffff" loext:padding-left="0in" loext:padding-right="0in" loext:padding-top="0.0193in" loext:padding-bottom="0in" loext:border-left="none" loext:border-right="none" loext:border-top="0.06pt solid #f4f2f2" loext:border-bottom="none"/>
    </style:style>
    <style:style style:name="P14" style:family="paragraph" style:parent-style-name="Text_20_body">
      <style:text-properties fo:font-variant="normal" fo:text-transform="none" fo:color="#444444" style:font-name="Tahoma" fo:font-size="7.80000019073486pt" fo:letter-spacing="normal" fo:font-style="normal" fo:font-weight="normal" officeooo:rsid="00149bff" officeooo:paragraph-rsid="00149bff" fo:background-color="#ffffff" style:font-weight-asian="normal" style:font-weight-complex="normal" loext:padding-left="0in" loext:padding-right="0in" loext:padding-top="0.0193in" loext:padding-bottom="0in" loext:border-left="none" loext:border-right="none" loext:border-top="0.06pt solid #f4f2f2" loext:border-bottom="none"/>
    </style:style>
    <style:style style:name="P15" style:family="paragraph" style:parent-style-name="Text_20_body">
      <style:text-properties fo:font-variant="normal" fo:text-transform="none" fo:color="#444444" style:font-name="Tahoma" fo:font-size="7.80000019073486pt" fo:letter-spacing="normal" fo:font-style="normal" fo:font-weight="normal" officeooo:rsid="001fe1d3" officeooo:paragraph-rsid="001fe1d3" fo:background-color="#ffffff" style:font-weight-asian="normal" style:font-weight-complex="normal" loext:padding-left="0in" loext:padding-right="0in" loext:padding-top="0.0193in" loext:padding-bottom="0in" loext:border-left="none" loext:border-right="none" loext:border-top="0.06pt solid #f4f2f2" loext:border-bottom="none"/>
    </style:style>
    <style:style style:name="P16" style:family="paragraph" style:parent-style-name="Text_20_body">
      <style:text-properties fo:font-variant="normal" fo:text-transform="none" fo:color="#444444" style:font-name="Tahoma" fo:font-size="7.80000019073486pt" fo:letter-spacing="normal" fo:font-style="normal" fo:font-weight="normal" officeooo:rsid="00392bda" officeooo:paragraph-rsid="00392bda" fo:background-color="#ffffff" style:font-weight-asian="normal" style:font-weight-complex="normal" loext:padding-left="0in" loext:padding-right="0in" loext:padding-top="0.0193in" loext:padding-bottom="0in" loext:border-left="none" loext:border-right="none" loext:border-top="0.06pt solid #f4f2f2" loext:border-bottom="none"/>
    </style:style>
    <style:style style:name="P17" style:family="paragraph" style:parent-style-name="Text_20_body">
      <style:text-properties fo:font-variant="normal" fo:text-transform="none" fo:color="#444444" style:font-name="Tahoma" fo:font-size="7.80000019073486pt" fo:letter-spacing="normal" fo:font-style="normal" fo:font-weight="normal" officeooo:rsid="003a7003" officeooo:paragraph-rsid="00392bda" fo:background-color="#ffffff" style:font-weight-asian="normal" style:font-weight-complex="normal" loext:padding-left="0in" loext:padding-right="0in" loext:padding-top="0.0193in" loext:padding-bottom="0in" loext:border-left="none" loext:border-right="none" loext:border-top="0.06pt solid #f4f2f2" loext:border-bottom="none"/>
    </style:style>
    <style:style style:name="P18" style:family="paragraph" style:parent-style-name="Text_20_body">
      <style:text-properties fo:font-variant="normal" fo:text-transform="none" fo:color="#444444" style:font-name="Tahoma" fo:font-size="7.80000019073486pt" fo:letter-spacing="normal" fo:font-style="normal" fo:font-weight="normal" officeooo:rsid="003c9e9a" officeooo:paragraph-rsid="003c9e9a" fo:background-color="#ffffff" style:font-weight-asian="normal" style:font-weight-complex="normal" loext:padding-left="0in" loext:padding-right="0in" loext:padding-top="0.0193in" loext:padding-bottom="0in" loext:border-left="none" loext:border-right="none" loext:border-top="0.06pt solid #f4f2f2" loext:border-bottom="none"/>
    </style:style>
    <style:style style:name="P19" style:family="paragraph" style:parent-style-name="Text_20_body">
      <style:text-properties fo:font-variant="normal" fo:text-transform="none" fo:color="#444444" style:font-name="Tahoma" fo:font-size="7.80000019073486pt" fo:letter-spacing="normal" fo:font-style="normal" fo:font-weight="bold" officeooo:rsid="0029dc24" officeooo:paragraph-rsid="0029dc24" fo:background-color="#ffffff" style:font-weight-asian="bold" style:font-weight-complex="bold" loext:padding-left="0in" loext:padding-right="0in" loext:padding-top="0.0193in" loext:padding-bottom="0in" loext:border-left="none" loext:border-right="none" loext:border-top="0.06pt solid #f4f2f2" loext:border-bottom="none"/>
    </style:style>
    <style:style style:name="P20" style:family="paragraph" style:parent-style-name="Text_20_body">
      <style:text-properties officeooo:paragraph-rsid="0bd7a838"/>
    </style:style>
    <style:style style:name="P21" style:family="paragraph" style:parent-style-name="Text_20_body">
      <style:text-properties officeooo:rsid="0bd7a838" officeooo:paragraph-rsid="0bd7a838"/>
    </style:style>
    <style:style style:name="P22" style:family="paragraph" style:parent-style-name="Text_20_body">
      <style:text-properties officeooo:paragraph-rsid="0bd7b722"/>
    </style:style>
    <style:style style:name="P23" style:family="paragraph" style:parent-style-name="Text_20_body">
      <style:text-properties officeooo:paragraph-rsid="0bd7fbc9"/>
    </style:style>
    <style:style style:name="T1" style:family="text">
      <style:text-properties fo:font-variant="normal" fo:text-transform="none" fo:color="#444444" style:font-name="Tahoma" fo:font-size="7.80000019073486pt" fo:letter-spacing="normal" fo:font-style="normal" fo:font-weight="normal" officeooo:rsid="00149bff" fo:background-color="#ffffff" loext:char-shading-value="0" style:font-weight-asian="normal" style:font-weight-complex="normal" loext:padding-left="0in" loext:padding-right="0in" loext:padding-top="0.0193in" loext:padding-bottom="0in" loext:border-left="none" loext:border-right="none" loext:border-top="0.06pt solid #f4f2f2" loext:border-bottom="none"/>
    </style:style>
    <style:style style:name="T2" style:family="text">
      <style:text-properties fo:font-variant="normal" fo:text-transform="none" fo:color="#444444" style:font-name="Tahoma" fo:font-size="7.80000019073486pt" fo:letter-spacing="normal" fo:font-style="normal" fo:font-weight="normal" fo:background-color="#ffffff" loext:char-shading-value="0" style:font-weight-asian="normal" style:font-weight-complex="normal" loext:padding-left="0in" loext:padding-right="0in" loext:padding-top="0.0193in" loext:padding-bottom="0in" loext:border-left="none" loext:border-right="none" loext:border-top="0.06pt solid #f4f2f2" loext:border-bottom="none"/>
    </style:style>
    <style:style style:name="T3" style:family="text">
      <style:text-properties fo:font-variant="normal" fo:text-transform="none" fo:color="#444444" style:font-name="Tahoma" fo:font-size="7.80000019073486pt" fo:letter-spacing="normal" fo:font-style="normal" fo:font-weight="normal" officeooo:rsid="001fe1d3" fo:background-color="#ffffff" loext:char-shading-value="0" style:font-weight-asian="normal" style:font-weight-complex="normal" loext:padding-left="0in" loext:padding-right="0in" loext:padding-top="0.0193in" loext:padding-bottom="0in" loext:border-left="none" loext:border-right="none" loext:border-top="0.06pt solid #f4f2f2" loext:border-bottom="none"/>
    </style:style>
    <style:style style:name="T4" style:family="text">
      <style:text-properties fo:font-variant="normal" fo:text-transform="none" fo:color="#444444" style:font-name="Tahoma" fo:font-size="7.80000019073486pt" fo:letter-spacing="normal" fo:font-style="normal" fo:font-weight="normal" officeooo:rsid="0029dc24" fo:background-color="#ffffff" loext:char-shading-value="0" style:font-weight-asian="normal" style:font-weight-complex="normal" loext:padding-left="0in" loext:padding-right="0in" loext:padding-top="0.0193in" loext:padding-bottom="0in" loext:border-left="none" loext:border-right="none" loext:border-top="0.06pt solid #f4f2f2" loext:border-bottom="none"/>
    </style:style>
    <style:style style:name="T5" style:family="text">
      <style:text-properties fo:font-variant="normal" fo:text-transform="none" fo:color="#444444" style:font-name="Tahoma" fo:font-size="7.80000019073486pt" fo:letter-spacing="normal" fo:font-style="normal" fo:font-weight="normal" officeooo:rsid="002ec64f" fo:background-color="#ffffff" loext:char-shading-value="0" style:font-weight-asian="normal" style:font-weight-complex="normal" loext:padding-left="0in" loext:padding-right="0in" loext:padding-top="0.0193in" loext:padding-bottom="0in" loext:border-left="none" loext:border-right="none" loext:border-top="0.06pt solid #f4f2f2" loext:border-bottom="none"/>
    </style:style>
    <style:style style:name="T6" style:family="text">
      <style:text-properties fo:font-variant="normal" fo:text-transform="none" fo:color="#444444" style:font-name="Tahoma" fo:font-size="7.80000019073486pt" fo:letter-spacing="normal" fo:font-style="normal" fo:font-weight="normal" officeooo:rsid="00339569" fo:background-color="#ffffff" loext:char-shading-value="0" style:font-weight-asian="normal" style:font-weight-complex="normal" loext:padding-left="0in" loext:padding-right="0in" loext:padding-top="0.0193in" loext:padding-bottom="0in" loext:border-left="none" loext:border-right="none" loext:border-top="0.06pt solid #f4f2f2" loext:border-bottom="none"/>
    </style:style>
    <style:style style:name="T7" style:family="text">
      <style:text-properties fo:font-variant="normal" fo:text-transform="none" fo:color="#444444" style:font-name="Tahoma" fo:font-size="7.80000019073486pt" fo:letter-spacing="normal" fo:font-style="normal" fo:font-weight="normal" officeooo:rsid="003616c4" fo:background-color="#ffffff" loext:char-shading-value="0" style:font-weight-asian="normal" style:font-weight-complex="normal" loext:padding-left="0in" loext:padding-right="0in" loext:padding-top="0.0193in" loext:padding-bottom="0in" loext:border-left="none" loext:border-right="none" loext:border-top="0.06pt solid #f4f2f2" loext:border-bottom="none"/>
    </style:style>
    <style:style style:name="T8" style:family="text">
      <style:text-properties fo:font-variant="normal" fo:text-transform="none" fo:color="#444444" style:font-name="Tahoma" fo:font-size="7.80000019073486pt" fo:letter-spacing="normal" fo:font-style="normal" fo:font-weight="normal" officeooo:rsid="00380eff" fo:background-color="#ffffff" loext:char-shading-value="0" style:font-weight-asian="normal" style:font-weight-complex="normal" loext:padding-left="0in" loext:padding-right="0in" loext:padding-top="0.0193in" loext:padding-bottom="0in" loext:border-left="none" loext:border-right="none" loext:border-top="0.06pt solid #f4f2f2" loext:border-bottom="none"/>
    </style:style>
    <style:style style:name="T9" style:family="text">
      <style:text-properties fo:font-variant="normal" fo:text-transform="none" fo:color="#444444" style:font-name="Tahoma" fo:font-size="7.80000019073486pt" fo:letter-spacing="normal" fo:font-style="normal" fo:font-weight="normal" officeooo:rsid="00392bda" fo:background-color="#ffffff" loext:char-shading-value="0" style:font-weight-asian="normal" style:font-weight-complex="normal" loext:padding-left="0in" loext:padding-right="0in" loext:padding-top="0.0193in" loext:padding-bottom="0in" loext:border-left="none" loext:border-right="none" loext:border-top="0.06pt solid #f4f2f2" loext:border-bottom="none"/>
    </style:style>
    <style:style style:name="T10" style:family="text">
      <style:text-properties fo:font-variant="normal" fo:text-transform="none" fo:color="#444444" style:font-name="Tahoma" fo:font-size="7.80000019073486pt" fo:letter-spacing="normal" fo:font-style="normal" fo:font-weight="normal" officeooo:rsid="003aac7a" fo:background-color="#ffffff" loext:char-shading-value="0" style:font-weight-asian="normal" style:font-weight-complex="normal" loext:padding-left="0in" loext:padding-right="0in" loext:padding-top="0.0193in" loext:padding-bottom="0in" loext:border-left="none" loext:border-right="none" loext:border-top="0.06pt solid #f4f2f2" loext:border-bottom="none"/>
    </style:style>
    <style:style style:name="T11" style:family="text">
      <style:text-properties fo:font-variant="normal" fo:text-transform="none" fo:color="#444444" style:font-name="Tahoma" fo:font-size="7.80000019073486pt" fo:letter-spacing="normal" fo:font-style="normal" fo:font-weight="normal" officeooo:rsid="003ba39f" fo:background-color="#ffffff" loext:char-shading-value="0" style:font-weight-asian="normal" style:font-weight-complex="normal" loext:padding-left="0in" loext:padding-right="0in" loext:padding-top="0.0193in" loext:padding-bottom="0in" loext:border-left="none" loext:border-right="none" loext:border-top="0.06pt solid #f4f2f2" loext:border-bottom="none"/>
    </style:style>
    <style:style style:name="T12" style:family="text">
      <style:text-properties fo:font-variant="normal" fo:text-transform="none" fo:color="#444444" style:font-name="Tahoma" fo:font-size="7.80000019073486pt" fo:letter-spacing="normal" fo:font-style="normal" fo:font-weight="normal" officeooo:rsid="003c9e9a" fo:background-color="#ffffff" loext:char-shading-value="0" style:font-weight-asian="normal" style:font-weight-complex="normal" loext:padding-left="0in" loext:padding-right="0in" loext:padding-top="0.0193in" loext:padding-bottom="0in" loext:border-left="none" loext:border-right="none" loext:border-top="0.06pt solid #f4f2f2" loext:border-bottom="none"/>
    </style:style>
    <style:style style:name="T13" style:family="text">
      <style:text-properties fo:font-variant="normal" fo:text-transform="none" fo:color="#444444" style:font-name="Tahoma" fo:font-size="7.80000019073486pt" fo:letter-spacing="normal" fo:font-style="normal" fo:font-weight="normal" officeooo:rsid="0bbbcdc5" fo:background-color="#ffffff" loext:char-shading-value="0" style:font-weight-asian="normal" style:font-weight-complex="normal" loext:padding-left="0in" loext:padding-right="0in" loext:padding-top="0.0193in" loext:padding-bottom="0in" loext:border-left="none" loext:border-right="none" loext:border-top="0.06pt solid #f4f2f2" loext:border-bottom="none"/>
    </style:style>
    <style:style style:name="T14" style:family="text">
      <style:text-properties fo:font-variant="normal" fo:text-transform="none" fo:color="#444444" style:font-name="Tahoma" fo:font-size="7.80000019073486pt" fo:letter-spacing="normal" fo:font-style="normal" fo:font-weight="normal" officeooo:rsid="0bb8ce30" fo:background-color="#ffffff" loext:char-shading-value="0" style:font-weight-asian="normal" style:font-weight-complex="normal" loext:padding-left="0in" loext:padding-right="0in" loext:padding-top="0.0193in" loext:padding-bottom="0in" loext:border-left="none" loext:border-right="none" loext:border-top="0.06pt solid #f4f2f2" loext:border-bottom="none"/>
    </style:style>
    <style:style style:name="T15" style:family="text">
      <style:text-properties fo:font-variant="normal" fo:text-transform="none" fo:color="#444444" style:font-name="Tahoma" fo:font-size="7.80000019073486pt" fo:letter-spacing="normal" fo:font-style="normal" fo:font-weight="normal" officeooo:rsid="0bc62c48" fo:background-color="#ffffff" loext:char-shading-value="0" style:font-weight-asian="normal" style:font-weight-complex="normal" loext:padding-left="0in" loext:padding-right="0in" loext:padding-top="0.0193in" loext:padding-bottom="0in" loext:border-left="none" loext:border-right="none" loext:border-top="0.06pt solid #f4f2f2" loext:border-bottom="none"/>
    </style:style>
    <style:style style:name="T16" style:family="text">
      <style:text-properties fo:font-variant="normal" fo:text-transform="none" fo:color="#444444" style:font-name="Tahoma" fo:font-size="7.80000019073486pt" fo:letter-spacing="normal" fo:font-style="normal" fo:font-weight="normal" officeooo:rsid="0bc8eb9f" fo:background-color="#ffffff" loext:char-shading-value="0" style:font-weight-asian="normal" style:font-weight-complex="normal" loext:padding-left="0in" loext:padding-right="0in" loext:padding-top="0.0193in" loext:padding-bottom="0in" loext:border-left="none" loext:border-right="none" loext:border-top="0.06pt solid #f4f2f2" loext:border-bottom="none"/>
    </style:style>
    <style:style style:name="T17" style:family="text">
      <style:text-properties fo:font-variant="normal" fo:text-transform="none" fo:color="#444444" style:font-name="Tahoma" fo:font-size="7.80000019073486pt" fo:letter-spacing="normal" fo:font-style="normal" fo:font-weight="normal" officeooo:rsid="0bd7a838" fo:background-color="#ffffff" loext:char-shading-value="0" style:font-weight-asian="normal" style:font-weight-complex="normal" loext:padding-left="0in" loext:padding-right="0in" loext:padding-top="0.0193in" loext:padding-bottom="0in" loext:border-left="none" loext:border-right="none" loext:border-top="0.06pt solid #f4f2f2" loext:border-bottom="none"/>
    </style:style>
    <style:style style:name="T18" style:family="text">
      <style:text-properties fo:font-variant="normal" fo:text-transform="none" fo:color="#444444" style:font-name="Tahoma" fo:font-size="7.80000019073486pt" fo:letter-spacing="normal" fo:font-style="normal" fo:font-weight="normal" officeooo:rsid="0bd7b722" fo:background-color="#ffffff" loext:char-shading-value="0" style:font-weight-asian="normal" style:font-weight-complex="normal" loext:padding-left="0in" loext:padding-right="0in" loext:padding-top="0.0193in" loext:padding-bottom="0in" loext:border-left="none" loext:border-right="none" loext:border-top="0.06pt solid #f4f2f2" loext:border-bottom="none"/>
    </style:style>
    <style:style style:name="T19" style:family="text">
      <style:text-properties fo:font-variant="normal" fo:text-transform="none" fo:color="#444444" style:font-name="Tahoma" fo:font-size="7.80000019073486pt" fo:letter-spacing="normal" fo:font-style="normal" fo:font-weight="normal" officeooo:rsid="0bd7fbc9" fo:background-color="#ffffff" loext:char-shading-value="0" style:font-weight-asian="normal" style:font-weight-complex="normal" loext:padding-left="0in" loext:padding-right="0in" loext:padding-top="0.0193in" loext:padding-bottom="0in" loext:border-left="none" loext:border-right="none" loext:border-top="0.06pt solid #f4f2f2" loext:border-bottom="none"/>
    </style:style>
    <style:style style:name="T20" style:family="text">
      <style:text-properties fo:font-variant="normal" fo:text-transform="none" fo:color="#444444" style:font-name="Tahoma" fo:font-size="7.80000019073486pt" fo:letter-spacing="normal" fo:font-style="normal" fo:font-weight="normal" officeooo:rsid="0bd81b4b" fo:background-color="#ffffff" loext:char-shading-value="0" style:font-weight-asian="normal" style:font-weight-complex="normal" loext:padding-left="0in" loext:padding-right="0in" loext:padding-top="0.0193in" loext:padding-bottom="0in" loext:border-left="none" loext:border-right="none" loext:border-top="0.06pt solid #f4f2f2" loext:border-bottom="none"/>
    </style:style>
    <style:style style:name="T21" style:family="text">
      <style:text-properties fo:font-variant="normal" fo:text-transform="none" fo:color="#444444" style:font-name="Tahoma" fo:font-size="7.80000019073486pt" fo:letter-spacing="normal" fo:font-style="normal" fo:background-color="#ffffff" loext:char-shading-value="0" loext:padding-left="0in" loext:padding-right="0in" loext:padding-top="0.0193in" loext:padding-bottom="0in" loext:border-left="none" loext:border-right="none" loext:border-top="0.06pt solid #f4f2f2" loext:border-bottom="none"/>
    </style:style>
    <style:style style:name="T22" style:family="text">
      <style:text-properties fo:font-variant="normal" fo:text-transform="none" fo:color="#444444" style:font-name="Tahoma" fo:font-size="7.80000019073486pt" fo:letter-spacing="normal" fo:font-style="normal" officeooo:rsid="003a7003" fo:background-color="#ffffff" loext:char-shading-value="0" loext:padding-left="0in" loext:padding-right="0in" loext:padding-top="0.0193in" loext:padding-bottom="0in" loext:border-left="none" loext:border-right="none" loext:border-top="0.06pt solid #f4f2f2" loext:border-bottom="none"/>
    </style:style>
    <style:style style:name="T23" style:family="text">
      <style:text-properties fo:font-variant="normal" fo:text-transform="none" fo:color="#444444" style:font-name="Tahoma" fo:font-size="7.80000019073486pt" fo:letter-spacing="normal" fo:font-style="normal" officeooo:rsid="003c9e9a" fo:background-color="#ffffff" loext:char-shading-value="0" loext:padding-left="0in" loext:padding-right="0in" loext:padding-top="0.0193in" loext:padding-bottom="0in" loext:border-left="none" loext:border-right="none" loext:border-top="0.06pt solid #f4f2f2" loext:border-bottom="none"/>
    </style:style>
    <style:style style:name="T24" style:family="text">
      <style:text-properties officeooo:rsid="0bd81b4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ílem bakalářské práce bude vyzkoušet možnosti využití optimalizace pro řešení vybraného logistického problému (bin packing, TSP, plánování...).  V teoretické části student popíše vybrané problémy, existující metody pro jejich řešení, v části praktické si vybere konkrétní problém, navrhne a provede experimenty (naprogramuje je ve vybraném programovacím jazyce) a vyhodnotí jejich výsledky.</text:p>
      <text:p text:style-name="P11">HYNEK, Josef. Genetické algoritmy a genetické programování. Praha: Grada, 2008. Průvodce (Grada). ISBN 978-80-247-2695-3.</text:p>
      <text:p text:style-name="P11">MITCHELL, Melanie. An introduction to genetic algorithms. Cambridge, Mass.: MIT Press, c1996. ISBN 978-0262133166.</text:p>
      <text:p text:style-name="P11">Simulated annealing: introduction, applications and theory. Hauppauge, NY: Nova Science Publishers, 2018. ISBN 978-1536136746.</text:p>
      <text:p text:style-name="P12"/>
      <text:p text:style-name="P1">Rozbor zadání</text:p>
      <text:p text:style-name="P2">Cílem bakalářské práce bude vyzkoušet možnosti využití optimalizace pro řešení vybraného logistického problému (bin packing, TSP, plánování...).  V teoretické části student popíše vybrané problémy, existující metody pro jejich řešení, v části praktické si vybere konkrétní problém, navrhne a provede experimenty (naprogramuje je ve vybraném programovacím jazyce) a vyhodnotí jejich výsledky.</text:p>
      <text:p text:style-name="P3">Podobné problémy</text:p>
      <text:p text:style-name="P14">Podobným problémem se zabýval Aleš Horký v práci „Tvorba rozvrhů pomocí genetických algoritmů“. Úkolem této práce bylo vytvořit program, který umožní uživateli vytvořit rozvrhy pro školu. Tyto rozvrhy jsou tvořeny s ohledem na mnohé požadavky. Například v jedné třídě nemůže být více vyučovaných hodin současně, jeden učitel v danou chvíli může učit pouze jednu třídu, žáci nemohou mít více než 1 hodinu současně a podobně.</text:p>
      <text:p text:style-name="P4"><text:span text:style-name="T1">Důvodem ke vzniku tohoto problému je komplexnost řešení. Pro požadavky, které jsou omezeny pouze několika podmínkami je řešení poměrně triviální. Například škola se 4 učiteli, 40 žáky, 1 místností a 4 vyučovacími předměty, kde každý učitel vyučuje právě jeden předmět po dobu jedné hodiny. Zde jsou žáci rozmístěni do jedné třídy a postupně je učí jeden učitel.</text:span><text:span text:style-name="T3"> Zde existuje mnoho správných řešení. </text:span></text:p>
      <text:p text:style-name="P15">Problém nastane ve chvíli, kdy učitelé potřebují vyučovat hodiny v konkrétních třídách a mohou učit pouze v omezeném časovém úseku. Potom nelze předměty rozmístit libovolně jako v předchozím příkladu. Nemůžeme použít třídu, ve které je vyučován konkrétní předmět k výuce jiných předmětů. Nelze zároveň dát přednost méně prioritním předmětům které je možné učit v pozdějších hodinách.</text:p>
      <text:p text:style-name="P4"><text:span text:style-name="T3">Řešení je stále poměrně jednoduché. Co se ale stane, když máme školu o 15 učitelích, 20 třídách, kde má každá 20-30 žáků a k dispozici bude pouze 12 učeben? Zároveň zde budou požadavky na předměty, které mohou být vyučovány pouze v konkrétních třídách. Například hodiny chemie, tělocvik, nebo hudební výchova. </text:span><text:span text:style-name="T4">Aleš Horký tuto problematiku podrobně popisuje v jeho práci.</text:span></text:p>
      <text:p text:style-name="P19">Návrh řešení</text:p>
      <text:p text:style-name="P7"><text:span text:style-name="T4">Řešením by tedy měl být program, který je schopen vyřešit d</text:span><text:span text:style-name="T5">aný problém</text:span><text:span text:style-name="T4">. </text:span><text:span text:style-name="T5">Poskytnuté řešení by mělo vyhovět </text:span><text:span text:style-name="T6">požadavkům zadaným zadavatelem. </text:span><text:span text:style-name="T7">Dále by mělo poskytnou řešení v reálném čase a umožnit uživateli více než jednu možnost, případně předložené řešení modifikovat.</text:span></text:p>
      <text:p text:style-name="P8"><text:span text:style-name="T7">T</text:span><text:span text:style-name="T8">yto požadavky by měly být strukturovány do formátu, který je možné v elektronické formě uložit do souboru. Aplikace na základě tohoto programu stanoví požadavky uživatele. Tyto soubory by měly být navrženy takovým způsobem, že je možné je vytvořit, nebo naplnit daty běžným uživatelem, nebo analytikem.</text:span></text:p>
      <text:p text:style-name="P9"><text:span text:style-name="T8">A</text:span><text:span text:style-name="T9">plikace na základě požadavků vygeneruje výslednou kombinaci. Uživatel musí mít k dispozici ovládací prvky, které mu umožní vybrat z výsledných řešení. V případě, že žádné řešení neexistuje, tak bude vrácena taková kombinace, která obsahuje nejmenší množství konfliktů. Uživatel by potom mohl řešit problém nestandardním řešením.</text:span></text:p>
      <text:p text:style-name="P16">Výstup aplikace bude řešen pomocí csv, nebo excel souboru. Tento soubor je potom dále možné použít v jiných aplikacích, které slouží k zadání samotného rozvrhu. Případně může být výstup ve formátu jpg, bmp, nebo pdf, které je možné vytisknou. Tato možnost by mohla být požadována uživateli, kteří nepoužívají žádné zvláštní systémy.</text:p>
      <text:p text:style-name="P17">V neposlední řadě je důležité, aby byla aplikace prezentovatelné široké veřejnosti. Aplikace by neměla být příliš složitá, aby ji mohl ovládat pouze specializovaný pracovník, nebo být tak specializovaná, že ji je možné použít k řešení jenom několika málo problémů. Aplikace tedy bude rozhodně obsahovat grafické rozhraní a bude realizována v programovacím jazyce C#.</text:p>
      <text:p text:style-name="P5"><text:soft-page-break/><text:span text:style-name="T22">B</text:span><text:span text:style-name="T21">lokové schéma</text:span></text:p>
      <text:p text:style-name="P10"><text:span text:style-name="T10">Vstupem aplikace budo</text:span><text:span text:style-name="T11">u</text:span><text:span text:style-name="T10"> soubor</text:span><text:span text:style-name="T11">y</text:span><text:span text:style-name="T10"> s požadavky ve formátu txt, csv, nebo xls. S</text:span><text:span text:style-name="T11">oubory představují jednotlivé kapacity, které se musí sejít. Mějme tedy Kamion, který představuje nákladový prostor. Každý kamion má místo na 32 palet. Potom máme palety, které jsou dále předměty. </text:span><text:span text:style-name="T12">Třetím souborem budou skladníci. Skladníci, neboli pracovníci mohou nakládat do kamiónů pouze určité kamiony. Tyto tři soubory představují náš vstup.</text:span></text:p>
      <text:p text:style-name="P18">Dále je aplikace samotná. Ta se skládá z vyhodnocení vstupu, samotného algoritmu a výstupu. Výstup v tomhle případě je kombinace skladníků, kamiónů a palet. Program pomocí algoritmu bude generovat velké množství výstupu. Tyto výstupy musí být ohodnoceny, aby bylo možné rozlišit, které jsou nevyhovující a které vyhovují. Program si bude nejlepších 20% výstupů pamatovat. Tohle bude dalším vstupem do algoritmu.</text:p>
      <text:p text:style-name="P18">Budou zde tedy paměťové blogy. Blog k vyhodnocení výstupu a blok k uchování výstupu, který bude prezentován uživateli. V neposlední řadě bude mít program blok s kontrolním nastavením. Zde budou vstupy, které nepřímo ovlivňují výpočet. Například počet generací, které budou generovány, velikost populací, procento generací, které je označeno za úspěšné a uživatelské nastavení, jako formát výstupu.</text:p>
      <text:p text:style-name="P6"><text:span text:style-name="T23">Ú</text:span><text:span text:style-name="T21">vod do problematiky</text:span></text:p>
      <text:p text:style-name="P20"><text:span text:style-name="T14">Problematika hledání vhodné kombinace řešení, ať už je to rozložení palet do kamionu, tvorba rozvrhu pro školu, </text:span><text:span text:style-name="T13">nebo </text:span><text:span text:style-name="T14">dosazení doktorů na služby, j</text:span><text:span text:style-name="T13">e v dnešní době řešena specializovanými pracovníky. </text:span><text:span text:style-name="T15">Tito pracovníci </text:span><text:span text:style-name="T16">používají rozličné metody k nalezení těchto řešení. </text:span></text:p>
      <text:p text:style-name="P20"><text:span text:style-name="T17">Jedním z příkladu řešení je takzvaná hrubá síla. To znamená, že zkouším náhodné kombinace a vyhodnocuji, jestli jsou tyto kombinace vyhovující. Tento postup přesto, že funguje, tak není optimální, protože čas pro nalezení vhodné kombinace je exponenciálně zvyšuje s rostoucími vstupy.</text:span></text:p>
      <text:p text:style-name="P20"><text:span text:style-name="T17">Tyto vstupy jsou konkrétní požadavky zadavatelů. Aleš Horký v jeho práci zmiňuje dva druhy omezení. Takzvané Tvrdé podmínky a Měkké podmínky. Tvrdé podmínky musí být splněny vždy. Měkke podmínky nemusí být nutně splněny. Nicméně jejich splnění pozitivně ovlivní ohodnocení kombinace pomocí hodnotící funkce. </text:span></text:p>
      <text:p text:style-name="P21"><text:span text:style-name="T2">Mezi tvrdé podmínky platí základní podmínky, jako na jedno paletové místo musí být dosazena pouze jedna paleta, kamion nemůže <text:s/>obsahovat více palet, než je jeho kapacita a skladník nemůže nakládat více než jeden kamion v daný okamžik. </text:span><text:span text:style-name="T18">Splněním těchto požadavků dosáhneme správného řešení. Toto řešení může být jedinné, zároveň jich může existovat více než jedno a zároveň nemusí být ani jedno.</text:span></text:p>
      <text:p text:style-name="P22"><text:span text:style-name="T18">Měkké podmínky jsou takové, které nemusí být splněny. Nicméně jejich splnění pozitivně ovlivní o</text:span><text:span text:style-name="T19">hodnocení výsledné kombinace</text:span><text:span text:style-name="T18">. </text:span><text:span text:style-name="T19">Může to být například zvláštní požadavek skladníka, který chce nakládat pouze některé kamiony, palety, které mohou být naloženy pouze do některých kamiónů. Některé kamiony mohou být prioritní a je nutné je naložit dříve a podobně.</text:span></text:p>
      <text:p text:style-name="P23"><text:span text:style-name="T19">Vyhodnocením těchto vstupů zíksáme kombinaci, která může být správným řešením. Pokud kombinace vyhoví všem tvrdým podmínkám, tak se jedná o správné řešení. Pokud nevyhoví, tak se jedná o nesprávné řešení. Zároveň je kombinace pomocí ohodnocující funkce hodnocena a je jí přiřazeno takzvané fitness skóre. Toto fitness skóre udává, jak vhodné je řešení. Vyšší fitness skóre představuje vhodnější řešení.</text:span></text:p>
      <text:p text:style-name="P23"><text:span text:style-name="T19">Kombinaci správných řešení získáme náhodným vygenerování. Po vyhodnocení kombinace je možné hledání dalších kombinací ukončit, nebo pokračovat. V případě pokračování je další generace nových kombinací vytvořena s ohledem na ty nejúspěšnější kombinace. </text:span><text:span text:style-name="T20">Zároveň jsou kombinace náhodným způsobem nepatrně pozměněny. Tato změna za účelem neuvíznutí v lokálním extrému.</text:span></text:p>
      <text:p text:style-name="P23"><text:span text:style-name="T20"/></text:p>
      <text:p text:style-name="P20"><text:span text:style-name="T17"/></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ahoma" svg:font-family="Tahoma, Arial, Helvetica, sans-serif"/>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cs" fo:country="CZ"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cs" fo:country="CZ"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Lukáš Míšek</meta:initial-creator>
    <meta:editing-cycles>16</meta:editing-cycles>
    <meta:creation-date>2019-06-04T10:17:00</meta:creation-date>
    <dc:date>2019-11-09T21:48:48.020000000</dc:date>
    <meta:editing-duration>PT4H27M22S</meta:editing-duration>
    <meta:generator>LibreOffice/6.3.1.2$Windows_X86_64 LibreOffice_project/b79626edf0065ac373bd1df5c28bd630b4424273</meta:generator>
    <meta:document-statistic meta:table-count="0" meta:image-count="0" meta:object-count="0" meta:page-count="2" meta:paragraph-count="29" meta:word-count="1144" meta:character-count="7991" meta:non-whitespace-character-count="68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